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bbec"/>
    </style:style>
    <style:style style:name="P2" style:family="paragraph" style:parent-style-name="Standard">
      <style:text-properties officeooo:paragraph-rsid="001a6c7a"/>
    </style:style>
    <style:style style:name="T1" style:family="text">
      <style:text-properties officeooo:rsid="0017bbec"/>
    </style:style>
    <style:style style:name="T2" style:family="text">
      <style:text-properties officeooo:rsid="0018ac1b"/>
    </style:style>
    <style:style style:name="T3" style:family="text">
      <style:text-properties officeooo:rsid="001a6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esent simple =<text:tab/><text:tab/><text:tab/><text:tab/><text:tab/>present progressive =</text:span></text:p>
      <text:p text:style-name="P1"><text:span text:style-name="T1"><text:tab/>+verb<text:tab/><text:tab/><text:tab/><text:tab/><text:tab/><text:tab/>+ be + verb ~ing<text:tab/><text:tab/></text:span></text:p>
      <text:p text:style-name="P1"><text:span text:style-name="T1"><text:tab/>I write<text:tab/><text:tab/><text:tab/><text:tab/><text:tab/><text:tab/>I am writing (now)</text:span></text:p>
      <text:p text:style-name="P1"><text:span text:style-name="T1"/></text:p>
      <text:p text:style-name="P1"><text:span text:style-name="T1"/></text:p>
      <text:p text:style-name="P1"><text:span text:style-name="T1">-general statements<text:tab/><text:tab/><text:tab/><text:tab/><text:tab/>- activity now</text:span></text:p>
      <text:p text:style-name="P1"><text:span text:style-name="T1">- repeated action<text:tab/><text:tab/><text:tab/><text:tab/><text:tab/>- temporary actions</text:span></text:p>
      <text:p text:style-name="P1"><text:span text:style-name="T1">- sequence of events<text:tab/><text:tab/><text:tab/><text:tab/> <text:tab/>- (future plans)</text:span></text:p>
      <text:p text:style-name="P1"><text:span text:style-name="T1"/></text:p>
      <text:p text:style-name="P1"><text:span text:style-name="T1"/></text:p>
      <text:p text:style-name="P1"><text:span text:style-name="T1">keywords:</text:span></text:p>
      <text:p text:style-name="P1"><text:span text:style-name="T1"/></text:p>
      <text:p text:style-name="P1"><text:span text:style-name="T1">- often<text:tab/><text:tab/><text:tab/><text:tab/><text:tab/><text:tab/><text:tab/>- at the moment / present</text:span></text:p>
      <text:p text:style-name="P1"><text:span text:style-name="T1">- sometimes<text:tab/><text:tab/><text:tab/><text:tab/><text:tab/><text:tab/>- how</text:span></text:p>
      <text:p text:style-name="P1"><text:span text:style-name="T1">- ever<text:tab/><text:tab/><text:tab/><text:tab/><text:tab/><text:tab/><text:tab/>- today</text:span></text:p>
      <text:p text:style-name="P1"><text:span text:style-name="T1">- never<text:tab/><text:tab/><text:tab/><text:tab/><text:tab/><text:tab/><text:tab/>- this week / month...</text:span></text:p>
      <text:p text:style-name="P1"><text:span text:style-name="T1">- usually</text:span></text:p>
      <text:p text:style-name="P1"><text:span text:style-name="T1">- every day / every week</text:span></text:p>
      <text:p text:style-name="P1"><text:span text:style-name="T1">- alway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tate verbs:</text:span></text:p>
      <text:p text:style-name="P1"><text:span text:style-name="T1"/></text:p>
      <text:p text:style-name="Standard"><text:span text:style-name="T1">- emotions <text:tab/>( </text:span>like<text:span text:style-name="T1">, hate, love )</text:span></text:p>
      <text:p text:style-name="Standard"><text:span text:style-name="T1">- senses <text:s/><text:tab/></text:span>(<text:span text:style-name="T1"> feel, hear, smell, taste, see) </text:span></text:p>
      <text:p text:style-name="P1"><text:span text:style-name="T1">- opinion<text:tab/>( believe, consider, doubt, think, look )</text:span></text:p>
      <text:p text:style-name="P1"><text:span text:style-name="T1">- mental state<text:tab/>( forget, imagine, know, mean )</text:span></text:p>
      <text:p text:style-name="P1"><text:span text:style-name="T1"/></text:p>
      <text:p text:style-name="P1"><text:span text:style-name="T1"/></text:p>
      <text:p text:style-name="P1"><text:span text:style-name="T1">for example:<text:tab/><text:tab/>I think we will come late<text:tab/><text:tab/>(Meinung oder Glaube)</text:span></text:p>
      <text:p text:style-name="P1"><text:span text:style-name="T1"><text:tab/></text:span></text:p>
      <text:p text:style-name="P1"><text:span text:style-name="T1"><text:tab/><text:tab/><text:tab/>I am thinking about your problem<text:tab/>(Aktion des Nachdenkens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/text:span><text:span text:style-name="T2">Your shoes look nice<text:tab/><text:tab/><text:tab/>(Meinung)</text:span></text:p>
      <text:p text:style-name="P1"><text:span text:style-name="T2"/></text:p>
      <text:p text:style-name="P1"><text:span text:style-name="T2"><text:tab/><text:tab/><text:tab/>I am looking for my book<text:tab/><text:tab/>(Suchen-Aktion)</text:span></text:p>
      <text:p text:style-name="P1"><text:span text:style-name="T2"/></text:p>
      <text:p text:style-name="P1"><text:span text:style-name="T2"/></text:p>
      <text:p text:style-name="P1"><text:span text:style-name="T2"><text:tab/><text:tab/><text:tab/></text:span></text:p>
      <text:p text:style-name="P2"><text:span text:style-name="T3"><text:tab/><text:tab/><text:tab/>I always get up at 6 o’clock<text:tab/><text:tab/>(Regelmäßigkeit)</text:span></text:p>
      <text:p text:style-name="P2"><text:span text:style-name="T3"/></text:p>
      <text:p text:style-name="P2"><text:span text:style-name="T3"><text:tab/><text:tab/><text:tab/>I am always getting up to late<text:tab/>(Zu oft, Fehlverhalten)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2-01T11:06:19</meta:creation-date>
    <dc:date>2013-02-01T11:20:08</dc:date>
    <dc:creator>root </dc:creator>
    <meta:editing-duration>PT2M25S</meta:editing-duration>
    <meta:editing-cycles>3</meta:editing-cycles>
    <meta:generator>LibreOffice/4.0.0.2$Linux_x86 LibreOffice_project/408fe71bd18616c467b3dcd7ab6756528ffcae2</meta:generator>
    <meta:document-statistic meta:table-count="0" meta:image-count="0" meta:object-count="0" meta:page-count="1" meta:paragraph-count="27" meta:word-count="155" meta:character-count="890" meta:non-whitespace-character-count="675"/>
  </office:meta>
</office:document-meta>
</file>